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use the Statement Program:</text:p>
      <text:p text:style-name="P4">April 6 2018</text:p>
      <text:h text:style-name="Heading_20_2" text:outline-level="2">Generating A Statement</text:h>
      <text:p text:style-name="P2">1. Generate a “Car Log-on/Log-off Report” using the <text:span text:style-name="T1">MTDATA</text:span> reports tool under “Operational”</text:p>
      <text:p text:style-name="P2">2. Export the report as <text:span text:style-name="T1">CSV</text:span> and save it to the same folder as the program</text:p>
      <text:p text:style-name="P2">3. In excel or similar, create a sheet with the <text:span text:style-name="T1">Driver ID</text:span> column <text:span text:style-name="T1">first</text:span>. Add as many additional columns as you like. <text:span text:style-name="T1">You must include a header column</text:span></text:p>
      <text:p text:style-name="P2">4. Save the sheet as a <text:span text:style-name="T1">CSV</text:span> to the same folder as the program</text:p>
      <text:p text:style-name="P2">5. Open the Statement Program statementcalculator.exe and follow the prompts, entering the file name of the report file and the charges file</text:p>
      <text:p text:style-name="P2">6. Enter a note if desired to be displayed on all statements</text:p>
      <text:p text:style-name="P2">7. The statements will now be generated</text:p>
      <text:p text:style-name="P2">8. Please note all columns MUST be quoted</text:p>
      <text:h text:style-name="Heading_20_2" text:outline-level="2">Results:</text:h>
      <text:p text:style-name="P2">Individual Operator and Car statemens in the “statements” folder.</text:p>
      <text:p text:style-name="P2">csv export of all shifts worked in main program folder.</text:p>
      <text:p text:style-name="P2">The names of the statements will be based on the name of the report used to generate them along with the Operator id and name.</text:p>
      <text:h text:style-name="Heading_20_2" text:outline-level="2">Changing Lease Rates</text:h>
      <text:p text:style-name="P2">1. Use Notepad to open “options.xml” in the config folder</text:p>
      <text:p text:style-name="P2">2. The sedan rates are under the &lt;sedan&gt; tag</text:p>
      <text:p text:style-name="P2">3. The van rates are under the &lt;van&gt; tag</text:p>
      <text:p text:style-name="P2">4. The tcar rates are at the bottom under the &lt;tcar&gt; tag</text:p>
      <text:p text:style-name="P2">5. Do not enter decimals, dollar signs, or anything other than numbers</text:p>
      <text:p text:style-name="P2">6. Save when finished</text:p>
      <text:h text:style-name="Heading_20_2" text:outline-level="2">Changing Owner-Operator / lease operator information</text:h>
      <text:p text:style-name="P2">1. Use excel or similar to open "owner_id.csv" in the config folder</text:p>
      <text:p text:style-name="P2">2. Enter the vehicle number, the driverID, name (The name column is for referance only), and day/night designation (0 for day, 1 for night)</text:p>
      <text:p text:style-name="P2">3. the specified driver ID will show up as 0.00 on that specific car.</text:p>
      <text:p text:style-name="P5"/>
      <text:p text:style-name="P1">The report CSV can be edited in Excel to eliminate discrepanc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inn Radford</meta:initial-creator>
    <meta:creation-date>2018-02-22T14:51:12.76</meta:creation-date>
    <dc:date>2018-05-16T11:55:35.34</dc:date>
    <dc:creator>Quinn Radford</dc:creator>
    <meta:editing-duration>PT38M59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1" meta:paragraph-count="27" meta:word-count="303" meta:character-count="1672"/>
  </office:meta>
</office:document-meta>
</file>